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 Ball complex</text:p>
      <text:p text:style-name="Standard"/>
      <text:p text:style-name="Standard">emp( <text:span text:style-name="T1">eid</text:span>, doj, ename)</text:p>
      <text:p text:style-name="Standard"/>
      <text:p text:style-name="Standard">players( <text:span text:style-name="T1">pid</text:span>, age, name)</text:p>
      <text:p text:style-name="Standard"/>
      <text:p text:style-name="Standard">team( <text:span text:style-name="T1">tid</text:span>, lgid, trid, name, jarcy, rg_no)</text:p>
      <text:p text:style-name="Standard"/>
      <text:p text:style-name="Standard">league( <text:span text:style-name="T2">lgid</text:span>, lgname, sid)</text:p>
      <text:p text:style-name="Standard"/>
      <text:p text:style-name="Standard">tourment( <text:span text:style-name="T1">trid</text:span>, trname, sid)</text:p>
      <text:p text:style-name="Standard"/>
      <text:p text:style-name="Standard">season( <text:span text:style-name="T1">sid</text:span>, year, no_of_lg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9-15T11:56:47</meta:creation-date>
    <dc:date>2009-09-15T12:12:37</dc:date>
    <dc:language>en-US</dc:language>
    <meta:editing-cycles>4</meta:editing-cycles>
    <meta:editing-duration>PT1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3" meta:character-count="186"/>
  </office:meta>
</office:document-meta>
</file>